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F0000024DF7FB63340E95443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OST Common" svg:font-family="'GOST Common'"/>
    <style:font-face style:name="ISOCPEUR" svg:font-family="ISOCPEUR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ST Common1" svg:font-family="'GOST Commo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1cm" svg:stroke-color="#000000" svg:stroke-opacity="100%" draw:stroke-linejoin="round" svg:stroke-linecap="round" draw:fill="none" fo:padding-top="0.18cm" fo:padding-bottom="0.18cm" fo:padding-left="0.305cm" fo:padding-right="0.305cm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3" style:family="graphic" style:parent-style-name="standard">
      <style:graphic-properties draw:stroke="none" draw:fill="none" draw:textarea-vertical-align="middle" fo:min-height="0.291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0.285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.392cm" fo:min-width="2.54cm" fo:padding-top="0.071cm" fo:padding-bottom="0.071cm" fo:padding-left="0.071cm" fo:padding-right="0.071cm"/>
    </style:style>
    <style:style style:name="gr6" style:family="graphic" style:parent-style-name="standard">
      <style:graphic-properties draw:stroke="solid" svg:stroke-width="0.106cm" svg:stroke-color="#000000" svg:stroke-opacity="100%" draw:stroke-linejoin="round" svg:stroke-linecap="round" draw:fill="none" fo:padding-top="0.178cm" fo:padding-bottom="0.178cm" fo:padding-left="0.303cm" fo:padding-right="0.303cm" draw:shadow="hidden"/>
    </style:style>
    <style:style style:name="gr7" style:family="graphic" style:parent-style-name="standard">
      <style:graphic-properties draw:stroke="none" draw:fill="none" draw:textarea-vertical-align="middle" fo:min-height="0.555cm" fo:min-width="2.54cm" fo:padding-top="0.141cm" fo:padding-bottom="0.141cm" fo:padding-left="0.141cm" fo:padding-right="0.141cm"/>
    </style:style>
    <style:style style:name="gr8" style:family="graphic" style:parent-style-name="standard">
      <style:graphic-properties draw:stroke="none" draw:fill="none" draw:textarea-vertical-align="middle" fo:min-height="0.845cm" fo:min-width="2.54cm" fo:padding-top="0.141cm" fo:padding-bottom="0.141cm" fo:padding-left="0.141cm" fo:padding-right="0.141cm"/>
    </style:style>
    <style:style style:name="gr9" style:family="graphic" style:parent-style-name="standard">
      <style:graphic-properties draw:stroke="none" draw:fill="none" draw:textarea-vertical-align="middle" fo:min-height="0.424cm" fo:min-width="2.54cm" fo:padding-top="0.141cm" fo:padding-bottom="0.141cm" fo:padding-left="0.141cm" fo:padding-right="0.141cm"/>
    </style:style>
    <style:style style:name="gr10" style:family="graphic" style:parent-style-name="standard">
      <style:graphic-properties draw:stroke="none" draw:fill="none" draw:textarea-vertical-align="middle" fo:min-height="1.663cm" fo:min-width="2.54cm" fo:padding-top="0.141cm" fo:padding-bottom="0.141cm" fo:padding-left="0.141cm" fo:padding-right="0.141cm"/>
    </style:style>
    <style:style style:name="gr11" style:family="graphic" style:parent-style-name="standard">
      <style:graphic-properties draw:stroke="none" svg:stroke-color="#000000" draw:fill="none" draw:fill-color="#ffffff" fo:min-height="1.85cm"/>
    </style:style>
    <style:style style:name="gr12" style:family="graphic" style:parent-style-name="standard">
      <style:graphic-properties draw:stroke="none" svg:stroke-color="#000000" draw:fill="none" draw:fill-color="#ffffff" fo:min-height="0.589cm"/>
    </style:style>
    <style:style style:name="gr13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style:paragraph-properties fo:margin-left="0cm" fo:margin-right="0cm" fo:margin-top="0cm" fo:margin-bottom="0cm" fo:line-height="120%" fo:text-align="end" fo:text-indent="0cm"/>
    </style:style>
    <style:style style:name="P4" style:family="paragraph">
      <style:paragraph-properties fo:margin-left="0cm" fo:margin-right="0cm" fo:margin-top="0.176cm" fo:margin-bottom="0.176cm" fo:line-height="120%" fo:text-align="center" fo:text-indent="0cm"/>
    </style:style>
    <style:style style:name="P5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6" style:family="paragraph">
      <loext:graphic-properties draw:fill="none" draw:fill-color="#ffffff"/>
      <style:text-properties style:font-name="GOST Common1" fo:font-size="10pt" fo:font-style="italic" style:font-size-asian="10pt" style:font-style-asian="italic" style:font-size-complex="10pt" style:font-style-complex="italic"/>
    </style:style>
    <style:style style:name="P7" style:family="paragraph">
      <loext:graphic-properties draw:fill="none" draw:fill-color="#ffffff"/>
      <style:text-properties style:font-name="GOST Common1" fo:font-style="italic" style:font-style-asian="italic" style:font-style-complex="italic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T1" style:family="text">
      <style:text-properties fo:color="#000000" style:font-name="ISOCPEUR" fo:font-size="8pt" fo:font-style="italic" style:font-name-asian="ISOCPEUR" style:font-size-asian="8pt" style:font-style-asian="italic" style:font-name-complex="ISOCPEUR" style:font-size-complex="8pt" style:font-style-complex="italic"/>
    </style:style>
    <style:style style:name="T2" style:family="text">
      <style:text-properties fo:color="#000000" style:font-name="ISOCPEUR" fo:font-size="8pt" style:font-name-asian="ISOCPEUR" style:font-size-asian="8pt" style:font-name-complex="ISOCPEUR" style:font-size-complex="8pt"/>
    </style:style>
    <style:style style:name="T3" style:family="text">
      <style:text-properties fo:color="#000000" style:font-name="GOST Common" fo:font-size="10pt" fo:font-style="italic" style:font-name-asian="GOST Common" style:font-size-asian="10pt" style:font-style-asian="italic" style:font-name-complex="GOST Common" style:font-size-complex="10pt" style:font-style-complex="italic"/>
    </style:style>
    <style:style style:name="T4" style:family="text">
      <style:text-properties fo:color="#000000" style:font-name="GOST Common" fo:font-size="14pt" fo:font-style="italic" style:font-name-asian="GOST Common" style:font-size-asian="14pt" style:font-style-asian="italic" style:font-name-complex="GOST Common" style:font-size-complex="14pt" style:font-style-complex="italic"/>
    </style:style>
    <style:style style:name="T5" style:family="text">
      <style:text-properties fo:color="#000000" style:font-name="Times New Roman" fo:font-size="12pt" style:font-name-asian="Times New Roman" style:font-size-asian="12pt" style:font-name-complex="Times New Roman" style:font-size-complex="12pt"/>
    </style:style>
    <style:style style:name="T6" style:family="text">
      <style:text-properties fo:color="#000000" style:font-name="GOST Common" fo:font-size="5pt" fo:font-style="italic" style:font-name-asian="GOST Common" style:font-size-asian="5pt" style:font-style-asian="italic" style:font-name-complex="GOST Common" style:font-size-complex="5pt" style:font-style-complex="italic"/>
    </style:style>
    <style:style style:name="T7" style:family="text">
      <style:text-properties style:font-name="GOST Common1" fo:font-size="10pt" fo:font-style="italic" style:font-size-asian="10pt" style:font-style-asian="italic" style:font-size-complex="10pt" style:font-style-complex="italic"/>
    </style:style>
    <style:style style:name="T8" style:family="text">
      <style:text-properties style:font-name="GOST Common1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траница-1" draw:style-name="dp1" draw:master-page-name="PM0">
        <draw:polyline draw:style-name="gr1" draw:text-style-name="P1" draw:layer="layout" svg:width="18.529cm" svg:height="5.508cm" svg:x="1.641cm" svg:y="23.54cm" svg:viewBox="0 0 18530 5509" draw:points="18530,0 0,0 0,5509">
          <text:p/>
        </draw:polyline>
        <draw:line draw:style-name="gr1" draw:text-style-name="P1" draw:layer="layout" svg:x1="20.17cm" svg:y1="25.048cm" svg:x2="8.17cm" svg:y2="25.048cm">
          <text:p/>
        </draw:line>
        <draw:line draw:style-name="gr1" draw:text-style-name="P1" draw:layer="layout" svg:x1="8.17cm" svg:y1="23.548cm" svg:x2="8.17cm" svg:y2="29.047cm">
          <text:p/>
        </draw:line>
        <draw:line draw:style-name="gr1" draw:text-style-name="P1" draw:layer="layout" svg:x1="20.17cm" svg:y1="27.548cm" svg:x2="8.17cm" svg:y2="27.548cm">
          <text:p/>
        </draw:line>
        <draw:line draw:style-name="gr1" draw:text-style-name="P1" draw:layer="layout" svg:x1="15.17cm" svg:y1="25.048cm" svg:x2="15.17cm" svg:y2="29.048cm">
          <text:p/>
        </draw:line>
        <draw:line draw:style-name="gr1" draw:text-style-name="P1" draw:layer="layout" svg:x1="15.17cm" svg:y1="25.548cm" svg:x2="20.169cm" svg:y2="25.548cm">
          <text:p/>
        </draw:line>
        <draw:line draw:style-name="gr1" draw:text-style-name="P1" draw:layer="layout" svg:x1="15.17cm" svg:y1="27.048cm" svg:x2="20.169cm" svg:y2="27.048cm">
          <text:p/>
        </draw:line>
        <draw:line draw:style-name="gr1" draw:text-style-name="P1" draw:layer="layout" svg:x1="16.67cm" svg:y1="25.048cm" svg:x2="16.67cm" svg:y2="27.047cm">
          <text:p/>
        </draw:line>
        <draw:line draw:style-name="gr2" draw:text-style-name="P1" draw:layer="layout" svg:x1="15.67cm" svg:y1="25.548cm" svg:x2="15.67cm" svg:y2="27.047cm">
          <text:p/>
        </draw:line>
        <draw:line draw:style-name="gr2" draw:text-style-name="P1" draw:layer="layout" svg:x1="16.17cm" svg:y1="25.548cm" svg:x2="16.17cm" svg:y2="27.047cm">
          <text:p/>
        </draw:line>
        <draw:line draw:style-name="gr1" draw:text-style-name="P1" draw:layer="layout" svg:x1="17.17cm" svg:y1="27.048cm" svg:x2="17.17cm" svg:y2="27.547cm">
          <text:p/>
        </draw:line>
        <draw:line draw:style-name="gr1" draw:text-style-name="P1" draw:layer="layout" svg:x1="18.42cm" svg:y1="25.048cm" svg:x2="18.42cm" svg:y2="27.047cm">
          <text:p/>
        </draw:line>
        <draw:line draw:style-name="gr1" draw:text-style-name="P1" draw:layer="layout" svg:x1="7.17cm" svg:y1="23.548cm" svg:x2="7.17cm" svg:y2="29.047cm">
          <text:p/>
        </draw:line>
        <draw:line draw:style-name="gr1" draw:text-style-name="P1" draw:layer="layout" svg:x1="5.67cm" svg:y1="23.548cm" svg:x2="5.67cm" svg:y2="29.047cm">
          <text:p/>
        </draw:line>
        <draw:line draw:style-name="gr1" draw:text-style-name="P1" draw:layer="layout" svg:x1="3.37cm" svg:y1="23.548cm" svg:x2="3.37cm" svg:y2="29.047cm">
          <text:p/>
        </draw:line>
        <draw:line draw:style-name="gr2" draw:text-style-name="P1" draw:layer="layout" svg:x1="1.67cm" svg:y1="24.048cm" svg:x2="8.169cm" svg:y2="24.048cm">
          <text:p/>
        </draw:line>
        <draw:line draw:style-name="gr2" draw:text-style-name="P1" draw:layer="layout" svg:x1="1.67cm" svg:y1="24.548cm" svg:x2="8.169cm" svg:y2="24.548cm">
          <text:p/>
        </draw:line>
        <draw:line draw:style-name="gr2" draw:text-style-name="P1" draw:layer="layout" svg:x1="1.67cm" svg:y1="25.048cm" svg:x2="8.169cm" svg:y2="25.048cm">
          <text:p/>
        </draw:line>
        <draw:line draw:style-name="gr1" draw:text-style-name="P1" draw:layer="layout" svg:x1="1.67cm" svg:y1="25.548cm" svg:x2="8.169cm" svg:y2="25.548cm">
          <text:p/>
        </draw:line>
        <draw:line draw:style-name="gr1" draw:text-style-name="P1" draw:layer="layout" svg:x1="1.67cm" svg:y1="26.048cm" svg:x2="8.169cm" svg:y2="26.048cm">
          <text:p/>
        </draw:line>
        <draw:line draw:style-name="gr2" draw:text-style-name="P1" draw:layer="layout" svg:x1="1.67cm" svg:y1="26.548cm" svg:x2="8.169cm" svg:y2="26.548cm">
          <text:p/>
        </draw:line>
        <draw:line draw:style-name="gr2" draw:text-style-name="P1" draw:layer="layout" svg:x1="1.67cm" svg:y1="27.048cm" svg:x2="8.169cm" svg:y2="27.048cm">
          <text:p/>
        </draw:line>
        <draw:line draw:style-name="gr2" draw:text-style-name="P1" draw:layer="layout" svg:x1="1.67cm" svg:y1="27.548cm" svg:x2="8.182cm" svg:y2="27.548cm">
          <text:p/>
        </draw:line>
        <draw:line draw:style-name="gr2" draw:text-style-name="P1" draw:layer="layout" svg:x1="1.67cm" svg:y1="28.048cm" svg:x2="8.169cm" svg:y2="28.048cm">
          <text:p/>
        </draw:line>
        <draw:line draw:style-name="gr2" draw:text-style-name="P1" draw:layer="layout" svg:x1="1.67cm" svg:y1="28.548cm" svg:x2="8.169cm" svg:y2="28.548cm">
          <text:p/>
        </draw:line>
        <draw:line draw:style-name="gr1" draw:text-style-name="P1" draw:layer="layout" svg:x1="2.37cm" svg:y1="23.548cm" svg:x2="2.37cm" svg:y2="26.048cm">
          <text:p/>
        </draw:line>
        <draw:frame draw:style-name="gr3" draw:text-style-name="P1" draw:layer="layout" svg:width="0.65cm" svg:height="0.433cm" svg:x="1.67cm" svg:y="25.598cm">
          <draw:text-box>
            <text:p text:style-name="P2"><text:span text:style-name="T1">Изм</text:span></text:p>
          </draw:text-box>
        </draw:frame>
        <draw:frame draw:style-name="gr4" draw:text-style-name="P1" draw:layer="layout" svg:width="0.9cm" svg:height="0.427cm" svg:x="2.42cm" svg:y="25.585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2cm" svg:height="0.427cm" svg:x="3.42cm" svg:y="25.585cm">
          <draw:text-box>
            <text:p text:style-name="P2"><text:span text:style-name="T1">№ </text:span><text:span text:style-name="T1">документа</text:span></text:p>
          </draw:text-box>
        </draw:frame>
        <draw:frame draw:style-name="gr4" draw:text-style-name="P1" draw:layer="layout" svg:width="1.4cm" svg:height="0.427cm" svg:x="5.72cm" svg:y="25.585cm">
          <draw:text-box>
            <text:p text:style-name="P2"><text:span text:style-name="T1">Подпись</text:span></text:p>
          </draw:text-box>
        </draw:frame>
        <draw:frame draw:style-name="gr4" draw:text-style-name="P1" draw:layer="layout" svg:width="0.9cm" svg:height="0.427cm" svg:x="7.22cm" svg:y="25.585cm">
          <draw:text-box>
            <text:p text:style-name="P2"><text:span text:style-name="T1">Дата</text:span></text:p>
          </draw:text-box>
        </draw:frame>
        <draw:frame draw:style-name="gr4" draw:text-style-name="P1" draw:layer="layout" svg:width="1.4cm" svg:height="0.427cm" svg:x="15.22cm" svg:y="25.086cm">
          <draw:text-box>
            <text:p text:style-name="P2"><text:span text:style-name="T2">Лит.</text:span></text:p>
          </draw:text-box>
        </draw:frame>
        <draw:frame draw:style-name="gr4" draw:text-style-name="P1" draw:layer="layout" svg:width="1.65cm" svg:height="0.427cm" svg:x="16.72cm" svg:y="25.086cm">
          <draw:text-box>
            <text:p text:style-name="P2"><text:span text:style-name="T1">Масса</text:span></text:p>
          </draw:text-box>
        </draw:frame>
        <draw:frame draw:style-name="gr4" draw:text-style-name="P1" draw:layer="layout" svg:width="1.65cm" svg:height="0.427cm" svg:x="18.47cm" svg:y="25.086cm">
          <draw:text-box>
            <text:p text:style-name="P2"><text:span text:style-name="T1">Масштаб</text:span></text:p>
          </draw:text-box>
        </draw:frame>
        <draw:frame draw:style-name="gr4" draw:text-style-name="P1" draw:layer="layout" svg:width="1.9cm" svg:height="0.427cm" svg:x="15.22cm" svg:y="27.085cm">
          <draw:text-box>
            <text:p text:style-name="P2"><text:span text:style-name="T1">Лист</text:span></text:p>
          </draw:text-box>
        </draw:frame>
        <draw:frame draw:style-name="gr4" draw:text-style-name="P1" draw:layer="layout" svg:width="2.9cm" svg:height="0.427cm" svg:x="17.22cm" svg:y="27.085cm">
          <draw:text-box>
            <text:p text:style-name="P2"><text:span text:style-name="T1">Листов <text:s/>1</text:span></text:p>
          </draw:text-box>
        </draw:frame>
        <draw:frame draw:style-name="gr5" draw:text-style-name="P1" draw:layer="layout" svg:width="1.6cm" svg:height="0.534cm" svg:x="1.12cm" svg:y="26.531cm">
          <draw:text-box>
            <text:p text:style-name="P3"><text:span text:style-name="T3">Пров.</text:span></text:p>
          </draw:text-box>
        </draw:frame>
        <draw:frame draw:style-name="gr5" draw:text-style-name="P1" draw:layer="layout" svg:width="1.6cm" svg:height="0.534cm" svg:x="1.5cm" svg:y="26.066cm">
          <draw:text-box>
            <text:p text:style-name="P3"><text:span text:style-name="T3">Разраб.</text:span></text:p>
          </draw:text-box>
        </draw:frame>
        <draw:polyline draw:style-name="gr6" draw:text-style-name="P1" draw:layer="layout" svg:width="18.56cm" svg:height="28.413cm" svg:x="1.64cm" svg:y="0.635cm" svg:viewBox="0 0 18561 28414" draw:points="0,0 0,28414 18561,28414">
          <text:p/>
        </draw:polyline>
        <draw:polyline draw:style-name="gr6" draw:text-style-name="P1" draw:layer="layout" svg:width="18.56cm" svg:height="28.413cm" svg:x="1.64cm" svg:y="0.635cm" svg:viewBox="0 0 18561 28414" draw:points="18561,28414 18561,0 0,0">
          <text:p/>
        </draw:polyline>
        <draw:frame draw:style-name="gr7" draw:text-style-name="P1" draw:layer="layout" svg:width="7.133cm" svg:height="0.837cm" svg:x="10.367cm" svg:y="23.885cm">
          <draw:text-box>
            <text:p text:style-name="P2"><text:span text:style-name="T4">ГУИР.400501 13 С</text:span></text:p>
          </draw:text-box>
        </draw:frame>
        <draw:frame draw:style-name="gr8" draw:text-style-name="P1" draw:layer="layout" svg:width="5.362cm" svg:height="1.127cm" svg:x="10.371cm" svg:y="21.636cm">
          <draw:text-box>
            <text:p text:style-name="P4"><text:span text:style-name="T5"/></text:p>
            <text:p text:style-name="P2"><text:span text:style-name="T6"/></text:p>
          </draw:text-box>
        </draw:frame>
        <draw:frame draw:style-name="gr7" draw:text-style-name="P1" draw:layer="layout" svg:width="5.362cm" svg:height="0.837cm" svg:x="13.2cm" svg:y="25.863cm">
          <draw:text-box>
            <text:p text:style-name="P2"><text:span text:style-name="T4">У</text:span></text:p>
          </draw:text-box>
        </draw:frame>
        <draw:frame draw:style-name="gr7" draw:text-style-name="P1" draw:layer="layout" svg:width="5.362cm" svg:height="0.837cm" svg:x="14.569cm" svg:y="27.929cm">
          <draw:text-box>
            <text:p text:style-name="P2"><text:span text:style-name="T4"><text:s text:c="5"/></text:span><text:span text:style-name="T4">ИСИТ(опб) гр.710102</text:span></text:p>
          </draw:text-box>
        </draw:frame>
        <draw:frame draw:style-name="gr9" draw:text-style-name="P5" draw:layer="layout" svg:width="1.581cm" svg:height="0.706cm" svg:x="3.319cm" svg:y="25.9cm">
          <draw:text-box>
            <text:p text:style-name="P2"><text:span text:style-name="T3">Цвирко</text:span></text:p>
          </draw:text-box>
        </draw:frame>
        <draw:frame draw:style-name="gr9" draw:text-style-name="P5" draw:layer="layout" svg:width="2.481cm" svg:height="0.706cm" svg:x="3.319cm" svg:y="26.4cm">
          <draw:text-box>
            <text:p text:style-name="P2"><text:span text:style-name="T3">Куприянова</text:span></text:p>
          </draw:text-box>
        </draw:frame>
        <draw:frame draw:style-name="gr10" draw:text-style-name="P1" draw:layer="layout" svg:width="6.85cm" svg:height="1.945cm" svg:x="8.22cm" svg:y="25.228cm">
          <draw:text-box>
            <text:p text:style-name="P2"><text:span text:style-name="T4">Игра «Жизнь»</text:span></text:p>
            <text:p text:style-name="P2"><text:span text:style-name="T4"><text:s/></text:span><text:span text:style-name="T4">Структурная схема</text:span></text:p>
          </draw:text-box>
        </draw:frame>
        <draw:frame draw:style-name="gr11" draw:text-style-name="P6" draw:layer="layout" svg:width="3.5cm" svg:height="2.1cm" svg:x="1.9cm" svg:y="27.2cm">
          <draw:text-box>
            <text:p/>
          </draw:text-box>
        </draw:frame>
        <draw:frame draw:style-name="gr12" draw:text-style-name="P7" draw:layer="layout" svg:width="2cm" svg:height="0.839cm" svg:x="1.6cm" svg:y="26.861cm">
          <draw:text-box>
            <text:p><text:span text:style-name="T7">Реценз</text:span><text:span text:style-name="T8">.</text:span></text:p>
          </draw:text-box>
        </draw:frame>
        <draw:line draw:style-name="gr13" draw:text-style-name="P8" draw:layer="layout" svg:x1="1.627cm" svg:y1="2cm" svg:x2="8.627cm" svg:y2="2cm">
          <text:p/>
        </draw:line>
        <draw:line draw:style-name="gr13" draw:text-style-name="P8" draw:layer="layout" svg:x1="8.627cm" svg:y1="2.05cm" svg:x2="8.627cm" svg:y2="0.6cm">
          <text:p/>
        </draw:line>
        <draw:frame draw:style-name="gr7" draw:text-style-name="P5" draw:layer="layout" svg:width="7.133cm" svg:height="0.837cm" draw:transform="rotate (-3.14159265358979) translate (8.627cm 1.8cm)">
          <draw:text-box>
            <text:p text:style-name="P2"><text:span text:style-name="T4">ГУИР.400501 13 С</text:span></text:p>
          </draw:text-box>
        </draw:frame>
        <draw:frame draw:style-name="gr14" draw:text-style-name="P9" draw:layer="layout" svg:width="16.819cm" svg:height="14.763cm" svg:x="3.1cm" svg:y="4.5cm">
          <draw:image xlink:href="Pictures/100000000000029F0000024DF7FB63340E95443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OST Common" svg:font-family="'GOST Common'"/>
    <style:font-face style:name="ISOCPEUR" svg:font-family="ISOCPEUR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GOST Common1" svg:font-family="'GOST Common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12-26T01:04:45.650000000</dc:date>
    <dc:description/>
    <dc:language>ru-RU</dc:language>
    <dc:subject/>
    <dc:title/>
    <meta:creation-date>2015-05-15T19:13:07Z</meta:creation-date>
    <meta:initial-creator>админ</meta:initial-creator>
    <meta:keyword/>
    <meta:generator>LibreOffice/6.1.3.2$Windows_X86_64 LibreOffice_project/86daf60bf00efa86ad547e59e09d6bb77c699acb</meta:generator>
    <meta:editing-duration>PT7M42S</meta:editing-duration>
    <meta:editing-cycles>3</meta:editing-cycles>
    <meta:document-statistic meta:object-count="53"/>
    <meta:user-defined meta:name="category"/>
    <meta:user-defined meta:name="company"/>
  </office:meta>
</office:document-meta>
</file>